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8-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'S RESOURCEFULNESS (8:1-18): Solomon accomplishes many great feats during his reign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OLOMON'S RESOURCEFULNESS (8:1-18): Solomon accomplishes many great feats during his reign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olomon the builder (8:1-10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olomon the husband (8:1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Solomon the religious leader (8:12-1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Solomon the merchant (8:17-18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CHRONICLES 8-9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SOLOMON'S RESOURCEFULNESS (8:1-18): Solomon accomplishes many great feats during his reign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OLOMON'S REPUTATION (9:1-9, 12, 23-24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SOLOMON'S REPUTATION (9:1-9, 12, 23-24):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The queen of Sheba (9:1-9, 12):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The queen of Sheba (9:1-9, 12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purpose (9:1-8):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purpose (9:1-8):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Solomon answers her (9:1-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Solomon amazes her (9:3-8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The queen of Sheba (9:1-9, 12):<text:s text:c="1"/></text:span><text:span text:style-name="a513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purpose (9:1-8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presents (9:9, 12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presents (9:9, 12):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r gifts to him (9: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is gifts to her (9:12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queen of Sheba (9:1-9, 12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purpose (9:1-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presents (9:9, 1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SOLOMON'S REPUTATION (9:1-9, 12, 23-24):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queen of Sheba (9:1-9, 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kings of the earth (9:23-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CHRONICLES 8-9<text:s text:c="1"/></text:span><text:span text:style-name="a573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SOLOMON'S RESOURCEFULNESS (8:1-18): Solomon accomplishes many great feats during his reign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SOLOMON'S REPUTATION (9:1-9, 12, 23-2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SOLOMON'S RICHES (9:10-11, 13-22, 25, 27-2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SOLOMON'S RICHES (9:10-11, 13-22, 25, 27-28)<text:s text:c="1"/></text:span><text:span text:style-name="a591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His gold (9:13-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His horses (9:25, 28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His other riches (9:10-11, 21-22, 27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2 CHRONICLES 8-9<text:s text:c="1"/></text:span><text:span text:style-name="a609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SOLOMON'S RESOURCEFULNESS (8:1-18): Solomon accomplishes many great feats during his reign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SOLOMON'S REPUTATION (9:1-9, 12, 23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SOLOMON'S RICHES (9:10-11, 13-22, 25, 27-2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SOLOMON'S REIGN (9:26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SOLOMON'S REST (9:29-31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8-9 </dc:title>
    <meta:initial-creator>David STRICKLAND</meta:initial-creator>
    <dc:creator>David STRICKLAND</dc:creator>
    <meta:creation-date>2020-02-22T17:28:12Z</meta:creation-date>
    <dc:date>2020-02-22T17:28:13Z</dc:date>
    <meta:template xlink:href="BibleStudy" xlink:type="simple"/>
    <meta:editing-cycles>1</meta:editing-cycles>
    <meta:editing-duration>PT0S</meta:editing-duration>
    <meta:document-statistic meta:paragraph-count="43" meta:word-count="361"/>
  </office:meta>
</office:document-meta>
</file>